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4.893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2.01pt solid #000000" fo:border-top="none"/>
    </style:style>
    <style:style style:name="ce2" style:family="table-cell" style:parent-style-name="Default">
      <style:table-cell-properties fo:border-bottom="2.01pt solid #000000" fo:border-left="none" fo:border-right="2.01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uwe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 table:number-columns-spanned="4" table:number-rows-spanned="1">
            <text:p>Stahl (SW: 180)</text:p>
          </table:table-cell>
          <table:covered-table-cell table:number-columns-repeated="3" table:style-name="ce10"/>
          <table:table-cell table:style-name="ce9" office:value-type="string" calcext:value-type="string" table:number-columns-spanned="4" table:number-rows-spanned="1">
            <text:p>Messing (SW:230)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 table:number-columns-spanned="5" table:number-rows-spanned="1">
            <text:p>Stahl (SW: 180)</text:p>
          </table:table-cell>
          <table:covered-table-cell table:style-name="ce5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Messing (SW:230)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style-name="ce1" office:value-type="string" calcext:value-type="string">
            <text:p>Ätzdauer</text:p>
          </table:table-cell>
          <table:table-cell table:style-name="ce6" office:value-type="string" calcext:value-type="string" table:number-columns-spanned="2" table:number-rows-spanned="1">
            <text:p>1x 10s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2x10s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1x 25s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2x25s</text:p>
          </table:table-cell>
          <table:covered-table-cell table:style-name="ce10"/>
          <table:table-cell table:number-columns-repeated="3"/>
          <table:table-cell table:style-name="ce1" office:value-type="string" calcext:value-type="string">
            <text:p>Ätzdauer</text:p>
          </table:table-cell>
          <table:table-cell table:style-name="ce6" office:value-type="string" calcext:value-type="string" table:number-columns-spanned="3" table:number-rows-spanned="1">
            <text:p>1x 10s</text:p>
          </table:table-cell>
          <table:covered-table-cell table:style-name="ce6"/>
          <table:covered-table-cell table:style-name="ce10"/>
          <table:table-cell table:style-name="ce5" office:value-type="string" calcext:value-type="string" table:number-columns-spanned="2" table:number-rows-spanned="1">
            <text:p>2x10s</text:p>
          </table:table-cell>
          <table:covered-table-cell table:style-name="ce10"/>
          <table:table-cell/>
          <table:table-cell table:style-name="ce6" office:value-type="string" calcext:value-type="string" table:number-columns-spanned="2" table:number-rows-spanned="1">
            <text:p>1x 25s</text:p>
          </table:table-cell>
          <table:covered-table-cell table:style-name="ce10"/>
          <table:table-cell table:style-name="ce6" office:value-type="string" calcext:value-type="string" table:number-columns-spanned="3" table:number-rows-spanned="1">
            <text:p>2x25s</text:p>
          </table:table-cell>
          <table:covered-table-cell table:style-name="ce6"/>
          <table:covered-table-cell table:style-name="ce10"/>
          <table:table-cell table:number-columns-repeated="1000"/>
        </table:table-row>
        <table:table-row table:style-name="ro1">
          <table:table-cell table:style-name="ce2" office:value-type="string" calcext:value-type="string">
            <text:p>Vergrößerung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12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number-columns-repeated="3"/>
          <table:table-cell table:style-name="ce2" office:value-type="string" calcext:value-type="string">
            <text:p>Vergrößerung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 </text:p>
          </table:table-cell>
          <table:table-cell table:style-name="ce7" office:value-type="string" calcext:value-type="string">
            <text:p>20x LA</text:p>
          </table:table-cell>
          <table:table-cell table:style-name="ce7" office:value-type="string" calcext:value-type="string">
            <text:p>10x</text:p>
          </table:table-cell>
          <table:table-cell table:style-name="ce12" office:value-type="string" calcext:value-type="string">
            <text:p>20x</text:p>
          </table:table-cell>
          <table:table-cell/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 LA</text:p>
          </table:table-cell>
          <table:table-cell table:style-name="ce7" office:value-type="string" calcext:value-type="string">
            <text:p>20x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Alpha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chwarze Pixel</text:p>
          </table:table-cell>
          <table:table-cell office:value-type="float" office:value="435691" calcext:value-type="float">
            <text:p>435691</text:p>
          </table:table-cell>
          <table:table-cell office:value-type="float" office:value="457338" calcext:value-type="float">
            <text:p>457338</text:p>
          </table:table-cell>
          <table:table-cell office:value-type="float" office:value="328491" calcext:value-type="float">
            <text:p>328491</text:p>
          </table:table-cell>
          <table:table-cell table:style-name="ce1" office:value-type="float" office:value="315277" calcext:value-type="float">
            <text:p>315277</text:p>
          </table:table-cell>
          <table:table-cell office:value-type="float" office:value="1128345" calcext:value-type="float">
            <text:p>1128345</text:p>
          </table:table-cell>
          <table:table-cell office:value-type="float" office:value="1048676" calcext:value-type="float">
            <text:p>1048676</text:p>
          </table:table-cell>
          <table:table-cell office:value-type="float" office:value="1369296" calcext:value-type="float">
            <text:p>1369296</text:p>
          </table:table-cell>
          <table:table-cell office:value-type="float" office:value="1287544" calcext:value-type="float">
            <text:p>1287544</text:p>
          </table:table-cell>
          <table:table-cell/>
          <table:table-cell office:value-type="string" calcext:value-type="string">
            <text:p>Gesamtpixel</text:p>
          </table:table-cell>
          <table:table-cell/>
          <table:table-cell office:value-type="string" calcext:value-type="string">
            <text:p>Mittelwert Volumenprozent</text:p>
          </table:table-cell>
          <table:table-cell table:style-name="ce11" table:formula="of:=[.B7]" office:value-type="percentage" office:value="0.138502438863118" calcext:value-type="percentage">
            <text:p>13,85%</text:p>
          </table:table-cell>
          <table:table-cell table:style-name="ce11" table:formula="of:=[.C7]" office:value-type="percentage" office:value="0.145383834838867" calcext:value-type="percentage">
            <text:p>14,54%</text:p>
          </table:table-cell>
          <table:table-cell table:style-name="ce11" table:formula="of:=[.C28]" office:value-type="percentage" office:value="0.116477272727273" calcext:value-type="percentage">
            <text:p>11,65%</text:p>
          </table:table-cell>
          <table:table-cell table:style-name="ce11" table:formula="of:=[.D7]" office:value-type="percentage" office:value="0.139350255330404" calcext:value-type="percentage">
            <text:p>13,94%</text:p>
          </table:table-cell>
          <table:table-cell table:style-name="ce11" table:formula="of:=[.E7]" office:value-type="percentage" office:value="0.127136389414469" calcext:value-type="percentage">
            <text:p>12,71%</text:p>
          </table:table-cell>
          <table:table-cell office:value-type="string" calcext:value-type="string">
            <text:p>MW VP Beta</text:p>
          </table:table-cell>
          <table:table-cell table:style-name="ce11" table:formula="of:=[.F7]" office:value-type="percentage" office:value="0.427697022755941" calcext:value-type="percentage">
            <text:p>42,77%</text:p>
          </table:table-cell>
          <table:table-cell table:style-name="ce11" table:formula="of:=[.G7]" office:value-type="percentage" office:value="0.395582993825277" calcext:value-type="percentage">
            <text:p>39,56%</text:p>
          </table:table-cell>
          <table:table-cell table:style-name="ce11" table:formula="of:=[.H7]" office:value-type="percentage" office:value="0.435287475585938" calcext:value-type="percentage">
            <text:p>43,53%</text:p>
          </table:table-cell>
          <table:table-cell table:style-name="ce11" table:formula="of:=[.G28]" office:value-type="percentage" office:value="0.367045454545455" calcext:value-type="percentage">
            <text:p>36,70%</text:p>
          </table:table-cell>
          <table:table-cell table:style-name="ce11" table:formula="of:=[.I7]" office:value-type="percentage" office:value="0.40929921468099" calcext:value-type="percentage">
            <text:p>40,93%</text:p>
          </table:table-cell>
          <table:table-cell/>
          <table:table-cell office:value-type="string" calcext:value-type="string">
            <text:p>Zink AP</text:p>
          </table:table-cell>
          <table:table-cell table:style-name="ce11" office:value-type="percentage" office:value="0.443" calcext:value-type="percentage">
            <text:p>44,30%</text:p>
          </table:table-cell>
          <table:table-cell table:style-name="ce11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Kupfer</text:p>
          </table:table-cell>
          <table:table-cell table:style-name="ce15" office:value-type="float" office:value="63.546" calcext:value-type="float">
            <text:p>63,546</text:p>
          </table:table-cell>
          <table:table-cell office:value-type="string" calcext:value-type="string">
            <text:p>u</text:p>
          </table:table-cell>
          <table:table-cell table:style-name="ce15" office:value-type="float" office:value="8.92" calcext:value-type="float">
            <text:p>8,92</text:p>
          </table:table-cell>
          <table:table-cell office:value-type="string" calcext:value-type="string">
            <text:p>g/cm^2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Schwarze Pixel</text:p>
          </table:table-cell>
          <table:table-cell table:number-columns-repeated="2"/>
          <table:table-cell office:value-type="float" office:value="548225" calcext:value-type="float">
            <text:p>548225</text:p>
          </table:table-cell>
          <table:table-cell table:style-name="ce1" office:value-type="float" office:value="484596" calcext:value-type="float">
            <text:p>484596</text:p>
          </table:table-cell>
          <table:table-cell office:value-type="float" office:value="1562492" calcext:value-type="float">
            <text:p>1562492</text:p>
          </table:table-cell>
          <table:table-cell office:value-type="float" office:value="1440117" calcext:value-type="float">
            <text:p>1440117</text:p>
          </table:table-cell>
          <table:table-cell table:number-columns-repeated="3"/>
          <table:table-cell office:value-type="float" office:value="3145728" calcext:value-type="float">
            <text:p>3145728</text:p>
          </table:table-cell>
          <table:table-cell/>
          <table:table-cell office:value-type="string" calcext:value-type="string">
            <text:p>Fehler Volumenprozent</text:p>
          </table:table-cell>
          <table:table-cell table:style-name="ce11" table:formula="of:=[.B8]" office:value-type="percentage" office:value="0" calcext:value-type="percentage">
            <text:p>0,00%</text:p>
          </table:table-cell>
          <table:table-cell table:style-name="ce11" table:formula="of:=[.C8]" office:value-type="percentage" office:value="0" calcext:value-type="percentage">
            <text:p>0,00%</text:p>
          </table:table-cell>
          <table:table-cell table:style-name="ce11" table:formula="of:=[.C29]" office:value-type="percentage" office:value="0.0296163921134594" calcext:value-type="percentage">
            <text:p>2,96%</text:p>
          </table:table-cell>
          <table:table-cell table:style-name="ce11" table:formula="of:=[.D8]" office:value-type="percentage" office:value="0.0349257787068685" calcext:value-type="percentage">
            <text:p>3,49%</text:p>
          </table:table-cell>
          <table:table-cell table:style-name="ce11" table:formula="of:=[.E8]" office:value-type="percentage" office:value="0.026912530263265" calcext:value-type="percentage">
            <text:p>2,69%</text:p>
          </table:table-cell>
          <table:table-cell/>
          <table:table-cell table:style-name="ce11" table:formula="of:=[.F8]" office:value-type="percentage" office:value="0.069005807240804" calcext:value-type="percentage">
            <text:p>6,90%</text:p>
          </table:table-cell>
          <table:table-cell table:style-name="ce11" table:formula="of:=[.G8]" office:value-type="percentage" office:value="0.0622178713480631" calcext:value-type="percentage">
            <text:p>6,22%</text:p>
          </table:table-cell>
          <table:table-cell table:style-name="ce11" table:formula="of:=[.H8]" office:value-type="percentage" office:value="0" calcext:value-type="percentage">
            <text:p>0,00%</text:p>
          </table:table-cell>
          <table:table-cell table:style-name="ce11" table:formula="of:=[.G29]" office:value-type="percentage" office:value="0.0736912323636451" calcext:value-type="percentage">
            <text:p>7,37%</text:p>
          </table:table-cell>
          <table:table-cell table:style-name="ce11" table:formula="of:=[.I8]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ink VP</text:p>
          </table:table-cell>
          <table:table-cell table:style-name="ce11" table:formula="of:=1/(1+((1-[.AA4])*[.$AE$4]*[.$AG$5])/([.$AG$4]*[.$AE$5]*[.AA4]))" office:value-type="percentage" office:value="0.505509789105014" calcext:value-type="percentage">
            <text:p>50,55%</text:p>
          </table:table-cell>
          <table:table-cell table:style-name="ce11" table:formula="of:=1/(1+((1-[.AB4])*[.$AE$4]*[.$AG$5])/([.$AG$4]*[.$AE$5]*[.AB4]))" office:value-type="percentage" office:value="0.44065290323072" calcext:value-type="percentage">
            <text:p>44,07%</text:p>
          </table:table-cell>
          <table:table-cell/>
          <table:table-cell office:value-type="string" calcext:value-type="string">
            <text:p>Zink </text:p>
          </table:table-cell>
          <table:table-cell table:style-name="ce15" office:value-type="float" office:value="65.38" calcext:value-type="float">
            <text:p>65,38</text:p>
          </table:table-cell>
          <table:table-cell office:value-type="string" calcext:value-type="string">
            <text:p>u</text:p>
          </table:table-cell>
          <table:table-cell table:style-name="ce15" office:value-type="float" office:value="7.14" calcext:value-type="float">
            <text:p>7,14</text:p>
          </table:table-cell>
          <table:table-cell office:value-type="string" calcext:value-type="string">
            <text:p>g/cm^3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Mittelwert</text:p>
          </table:table-cell>
          <table:table-cell table:formula="of:=AVERAGE([.B4:.B5])" office:value-type="float" office:value="435691" calcext:value-type="float">
            <text:p>435691</text:p>
          </table:table-cell>
          <table:table-cell table:formula="of:=AVERAGE([.C4:.C5])" office:value-type="float" office:value="457338" calcext:value-type="float">
            <text:p>457338</text:p>
          </table:table-cell>
          <table:table-cell table:formula="of:=AVERAGE([.D4:.D5])" office:value-type="float" office:value="438358" calcext:value-type="float">
            <text:p>438358</text:p>
          </table:table-cell>
          <table:table-cell table:style-name="ce1" table:formula="of:=AVERAGE([.E4:.E5])" office:value-type="float" office:value="399936.5" calcext:value-type="float">
            <text:p>399936,5</text:p>
          </table:table-cell>
          <table:table-cell table:formula="of:=AVERAGE([.F4:.F5])" office:value-type="float" office:value="1345418.5" calcext:value-type="float">
            <text:p>1345418,5</text:p>
          </table:table-cell>
          <table:table-cell table:formula="of:=AVERAGE([.G4:.G5])" office:value-type="float" office:value="1244396.5" calcext:value-type="float">
            <text:p>1244396,5</text:p>
          </table:table-cell>
          <table:table-cell table:formula="of:=AVERAGE([.H4:.H5])" office:value-type="float" office:value="1369296" calcext:value-type="float">
            <text:p>1369296</text:p>
          </table:table-cell>
          <table:table-cell table:formula="of:=AVERAGE([.I4:.I5])" office:value-type="float" office:value="1287544" calcext:value-type="float">
            <text:p>1287544</text:p>
          </table:table-cell>
          <table:table-cell/>
          <table:table-cell office:value-type="string" calcext:value-type="string">
            <text:p>Dichte Eisen</text:p>
          </table:table-cell>
          <table:table-cell/>
          <table:table-cell office:value-type="string" calcext:value-type="string">
            <text:p>MW VP Zementit</text:p>
          </table:table-cell>
          <table:table-cell table:style-name="ce11" table:formula="of:=0.12*[.N4]" office:value-type="percentage" office:value="0.0166202926635742" calcext:value-type="percentage">
            <text:p>1,66%</text:p>
          </table:table-cell>
          <table:table-cell table:style-name="ce11" table:formula="of:=0.12*[.O4]" office:value-type="percentage" office:value="0.0174460601806641" calcext:value-type="percentage">
            <text:p>1,74%</text:p>
          </table:table-cell>
          <table:table-cell table:style-name="ce11" table:formula="of:=0.12*[.P4]" office:value-type="percentage" office:value="0.0139772727272728" calcext:value-type="percentage">
            <text:p>1,40%</text:p>
          </table:table-cell>
          <table:table-cell table:style-name="ce11" table:formula="of:=0.12*[.Q4]" office:value-type="percentage" office:value="0.0167220306396484" calcext:value-type="percentage">
            <text:p>1,67%</text:p>
          </table:table-cell>
          <table:table-cell table:style-name="ce11" table:formula="of:=0.12*[.R4]" office:value-type="percentage" office:value="0.0152563667297363" calcext:value-type="percentage">
            <text:p>1,53%</text:p>
          </table:table-cell>
          <table:table-cell office:value-type="string" calcext:value-type="string">
            <text:p>MW VP Zink</text:p>
          </table:table-cell>
          <table:table-cell table:style-name="ce11" table:formula="of:=[.T4]*[.$AA$5]+(1-[.T4])*[.$AB$5]" office:value-type="percentage" office:value="0.468392000224377" calcext:value-type="percentage">
            <text:p>46,84%</text:p>
          </table:table-cell>
          <table:table-cell table:style-name="ce11" table:formula="of:=[.U4]*[.$AA$5]+(1-[.U4])*[.$AB$5]" office:value-type="percentage" office:value="0.466309184315058" calcext:value-type="percentage">
            <text:p>46,63%</text:p>
          </table:table-cell>
          <table:table-cell table:style-name="ce11" table:formula="of:=[.V4]*[.$AA$5]+(1-[.V4])*[.$AB$5]" office:value-type="percentage" office:value="0.468884293357307" calcext:value-type="percentage">
            <text:p>46,89%</text:p>
          </table:table-cell>
          <table:table-cell table:style-name="ce11" table:formula="of:=[.W4]*[.$AA$5]+(1-[.W4])*[.$AB$5]" office:value-type="percentage" office:value="0.464458328386853" calcext:value-type="percentage">
            <text:p>46,45%</text:p>
          </table:table-cell>
          <table:table-cell table:style-name="ce11" table:formula="of:=[.X4]*[.$AA$5]+(1-[.X4])*[.$AB$5]" office:value-type="percentage" office:value="0.467198775685723" calcext:value-type="percentage">
            <text:p>46,72%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Mittelwert [Prozent]]</text:p>
          </table:table-cell>
          <table:table-cell table:style-name="ce8" table:formula="of:=[.B6]/[.$K$5]" office:value-type="percentage" office:value="0.138502438863118" calcext:value-type="percentage">
            <text:p>13,85%</text:p>
          </table:table-cell>
          <table:table-cell table:style-name="ce8" table:formula="of:=[.C6]/[.$K$5]" office:value-type="percentage" office:value="0.145383834838867" calcext:value-type="percentage">
            <text:p>14,54%</text:p>
          </table:table-cell>
          <table:table-cell table:style-name="ce8" table:formula="of:=[.D6]/[.$K$5]" office:value-type="percentage" office:value="0.139350255330404" calcext:value-type="percentage">
            <text:p>13,94%</text:p>
          </table:table-cell>
          <table:table-cell table:style-name="ce13" table:formula="of:=[.E6]/[.K5]" office:value-type="percentage" office:value="0.127136389414469" calcext:value-type="percentage">
            <text:p>12,71%</text:p>
          </table:table-cell>
          <table:table-cell table:style-name="ce8" table:formula="of:=[.F6]/[.K5]" office:value-type="percentage" office:value="0.427697022755941" calcext:value-type="percentage">
            <text:p>42,77%</text:p>
          </table:table-cell>
          <table:table-cell table:style-name="ce8" table:formula="of:=[.G6]/[.$K$5]" office:value-type="percentage" office:value="0.395582993825277" calcext:value-type="percentage">
            <text:p>39,56%</text:p>
          </table:table-cell>
          <table:table-cell table:style-name="ce8" table:formula="of:=[.H6]/[.$K$5]" office:value-type="percentage" office:value="0.435287475585938" calcext:value-type="percentage">
            <text:p>43,53%</text:p>
          </table:table-cell>
          <table:table-cell table:style-name="ce8" table:formula="of:=[.I6]/[.$K$5]" office:value-type="percentage" office:value="0.40929921468099" calcext:value-type="percentage">
            <text:p>40,93%</text:p>
          </table:table-cell>
          <table:table-cell/>
          <table:table-cell office:value-type="float" office:value="7.86" calcext:value-type="float">
            <text:p>7,86</text:p>
          </table:table-cell>
          <table:table-cell office:value-type="string" calcext:value-type="string">
            <text:p>g/cm^3</text:p>
          </table:table-cell>
          <table:table-cell table:number-columns-repeated="7"/>
          <table:table-cell table:style-name="ce10" table:number-columns-repeated="1005"/>
        </table:table-row>
        <table:table-row table:style-name="ro2">
          <table:table-cell table:style-name="ce3" office:value-type="string" calcext:value-type="string">
            <text:p>Abweichung [Prozent]</text:p>
          </table:table-cell>
          <table:table-cell table:style-name="ce8" table:number-columns-repeated="2"/>
          <table:table-cell table:style-name="ce8" table:formula="of:=([.D5]-[.D6])/[.K5]" office:value-type="percentage" office:value="0.0349257787068685" calcext:value-type="percentage">
            <text:p>3,49%</text:p>
          </table:table-cell>
          <table:table-cell table:style-name="ce13" table:formula="of:=([.E5]-[.E6])/[.K5]" office:value-type="percentage" office:value="0.026912530263265" calcext:value-type="percentage">
            <text:p>2,69%</text:p>
          </table:table-cell>
          <table:table-cell table:style-name="ce8" table:formula="of:=([.F5]-[.F6])/[.K5]" office:value-type="percentage" office:value="0.069005807240804" calcext:value-type="percentage">
            <text:p>6,90%</text:p>
          </table:table-cell>
          <table:table-cell table:style-name="ce8" table:formula="of:=([.G5]-[.G6])/[.K5]" office:value-type="percentage" office:value="0.0622178713480631" calcext:value-type="percentage">
            <text:p>6,22%</text:p>
          </table:table-cell>
          <table:table-cell table:style-name="ce8" table:number-columns-repeated="2"/>
          <table:table-cell/>
          <table:table-cell office:value-type="string" calcext:value-type="string">
            <text:p>Dichte Zementit</text:p>
          </table:table-cell>
          <table:table-cell/>
          <table:table-cell office:value-type="string" calcext:value-type="string">
            <text:p>MW MP Zementit</text:p>
          </table:table-cell>
          <table:table-cell table:style-name="ce11" table:formula="of:=1/(1+[.$K$7]*(1-[.N6])/([.N6]*[.$K$9]))" office:value-type="percentage" office:value="0.0156628388491899" calcext:value-type="percentage">
            <text:p>1,57%</text:p>
          </table:table-cell>
          <table:table-cell table:style-name="ce11" table:formula="of:=1/(1+[.$K$7]*(1-[.O6])/([.O6]*[.$K$9]))" office:value-type="percentage" office:value="0.0164418313128567" calcext:value-type="percentage">
            <text:p>1,64%</text:p>
          </table:table-cell>
          <table:table-cell table:style-name="ce11" table:formula="of:=1/(1+[.$K$7]*(1-[.P6])/([.P6]*[.$K$9]))" office:value-type="percentage" office:value="0.0131700376001535" calcext:value-type="percentage">
            <text:p>1,32%</text:p>
          </table:table-cell>
          <table:table-cell table:style-name="ce11" table:formula="of:=1/(1+[.$K$7]*(1-[.Q6])/([.Q6]*[.$K$9]))" office:value-type="percentage" office:value="0.0157588098743152" calcext:value-type="percentage">
            <text:p>1,58%</text:p>
          </table:table-cell>
          <table:table-cell table:style-name="ce11" table:formula="of:=1/(1+[.$K$7]*(1-[.R6])/([.R6]*[.$K$9]))" office:value-type="percentage" office:value="0.014376336629188" calcext:value-type="percentage">
            <text:p>1,44%</text:p>
          </table:table-cell>
          <table:table-cell office:value-type="string" calcext:value-type="string">
            <text:p>MW MP Zink</text:p>
          </table:table-cell>
          <table:table-cell table:style-name="ce8" table:formula="of:=1/(1+((1-[.T6])*[.$AG$4])/([.T6]*[.$AG$5]))" office:value-type="percentage" office:value="0.413580314675428" calcext:value-type="percentage">
            <text:p>41,36%</text:p>
          </table:table-cell>
          <table:table-cell table:style-name="ce8" table:formula="of:=1/(1+((1-[.U6])*[.$AG$4])/([.U6]*[.$AG$5]))" office:value-type="percentage" office:value="0.411552542130941" calcext:value-type="percentage">
            <text:p>41,16%</text:p>
          </table:table-cell>
          <table:table-cell table:style-name="ce8" table:formula="of:=1/(1+((1-[.V6])*[.$AG$4])/([.V6]*[.$AG$5]))" office:value-type="percentage" office:value="0.414059869502156" calcext:value-type="percentage">
            <text:p>41,41%</text:p>
          </table:table-cell>
          <table:table-cell table:style-name="ce8" table:formula="of:=1/(1+((1-[.W6])*[.$AG$4])/([.W6]*[.$AG$5]))" office:value-type="percentage" office:value="0.409752158434761" calcext:value-type="percentage">
            <text:p>40,98%</text:p>
          </table:table-cell>
          <table:table-cell table:style-name="ce8" table:formula="of:=1/(1+((1-[.X6])*[.$AG$4])/([.X6]*[.$AG$5]))" office:value-type="percentage" office:value="0.412418396508022" calcext:value-type="percentage">
            <text:p>41,24%</text:p>
          </table:table-cell>
          <table:table-cell table:style-name="ce10" table:number-columns-repeated="1000"/>
        </table:table-row>
        <table:table-row table:style-name="ro3">
          <table:table-cell table:style-name="ce4"/>
          <table:table-cell table:number-columns-repeated="3"/>
          <table:table-cell table:style-name="ce4"/>
          <table:table-cell table:number-columns-repeated="5"/>
          <table:table-cell office:value-type="float" office:value="7.4" calcext:value-type="float">
            <text:p>7,4</text:p>
          </table:table-cell>
          <table:table-cell office:value-type="string" calcext:value-type="string">
            <text:p>g/cm^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Linienanalyse (manuell)</text:p>
          </table:table-cell>
          <table:table-cell table:number-columns-repeated="3"/>
          <table:table-cell table:style-name="ce4"/>
          <table:table-cell table:number-columns-repeated="5"/>
          <table:table-cell office:value-type="string" calcext:value-type="string">
            <text:p>Dichte Beta</text:p>
          </table:table-cell>
          <table:table-cell/>
          <table:table-cell office:value-type="string" calcext:value-type="string">
            <text:p>MW MP Kohlenstoff</text:p>
          </table:table-cell>
          <table:table-cell table:style-name="ce11" table:formula="of:=0.0667*[.N8]" office:value-type="percentage" office:value="0.00104471135124097" calcext:value-type="percentage">
            <text:p>0,10%</text:p>
          </table:table-cell>
          <table:table-cell table:style-name="ce11" table:formula="of:=0.0667*[.O8]" office:value-type="percentage" office:value="0.00109667014856754" calcext:value-type="percentage">
            <text:p>0,11%</text:p>
          </table:table-cell>
          <table:table-cell table:style-name="ce11" table:formula="of:=0.0667*[.P8]" office:value-type="percentage" office:value="0.00087844150793024" calcext:value-type="percentage">
            <text:p>0,09%</text:p>
          </table:table-cell>
          <table:table-cell table:style-name="ce11" table:formula="of:=0.0667*[.Q8]" office:value-type="percentage" office:value="0.00105111261861682" calcext:value-type="percentage">
            <text:p>0,11%</text:p>
          </table:table-cell>
          <table:table-cell table:style-name="ce11" table:formula="of:=0.0667*[.R8]" office:value-type="percentage" office:value="0.000958901653166839" calcext:value-type="percentage">
            <text:p>0,10%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9" office:value-type="string" calcext:value-type="string" table:number-columns-spanned="4" table:number-rows-spanned="1">
            <text:p>Stahl (1Sch20x)</text:p>
          </table:table-cell>
          <table:covered-table-cell table:number-columns-repeated="2"/>
          <table:covered-table-cell table:style-name="ce4"/>
          <table:table-cell table:style-name="ce9" office:value-type="string" calcext:value-type="string" table:number-columns-spanned="4" table:number-rows-spanned="1">
            <text:p>Messing (2Sch20x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9"/>
          <table:table-cell office:value-type="string" calcext:value-type="string">
            <text:p>Kornanteile [mm]</text:p>
          </table:table-cell>
          <table:table-cell/>
          <table:table-cell table:style-name="ce4"/>
          <table:table-cell table:style-name="ce9"/>
          <table:table-cell office:value-type="string" calcext:value-type="string">
            <text:p>Kornanteile [mm]</text:p>
          </table:table-cell>
          <table:table-cell table:number-columns-repeated="3"/>
          <table:table-cell office:value-type="string" calcext:value-type="string">
            <text:p>Dichte Alpha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Linie 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4"/>
          <table:table-cell office:value-type="string" calcext:value-type="string">
            <text:p>Linie 1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 office:value-type="string" calcext:value-type="string">
            <text:p>Linie 2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/>
          <table:table-cell office:value-type="string" calcext:value-type="string">
            <text:p>Linie 3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/>
          <table:table-cell office:value-type="string" calcext:value-type="string">
            <text:p>Linie 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/>
          <table:table-cell office:value-type="string" calcext:value-type="string">
            <text:p>Linie 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/>
          <table:table-cell office:value-type="string" calcext:value-type="string">
            <text:p>Linie 6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inie 7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/>
          <table:table-cell office:value-type="string" calcext:value-type="string">
            <text:p>Linie 8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inie 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1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inie 10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inie 1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 table:formula="of:=AVERAGE([.C13:.C23])" office:value-type="float" office:value="18.6363636363636" calcext:value-type="float">
            <text:p>18,636363636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G13:.G23])" office:value-type="float" office:value="58.7272727272727" calcext:value-type="float">
            <text:p>58,727272727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bweichung</text:p>
          </table:table-cell>
          <table:table-cell table:formula="of:=STDEV([.C13:.C23])" office:value-type="float" office:value="4.73862273815351" calcext:value-type="float">
            <text:p>4,7386227382</text:p>
          </table:table-cell>
          <table:table-cell table:number-columns-repeated="2"/>
          <table:table-cell office:value-type="string" calcext:value-type="string">
            <text:p>Abweichung</text:p>
          </table:table-cell>
          <table:table-cell table:formula="of:=STDEV([.G13:.G23])" office:value-type="float" office:value="11.7905971781832" calcext:value-type="float">
            <text:p>11,79059717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samtlänge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Gesamtlänge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ienanteil:</text:p>
          </table:table-cell>
          <table:table-cell table:style-name="ce11" table:formula="of:=[.C24]/[.C26]" office:value-type="percentage" office:value="0.116477272727273" calcext:value-type="percentage">
            <text:p>11,65%</text:p>
          </table:table-cell>
          <table:table-cell table:number-columns-repeated="2"/>
          <table:table-cell office:value-type="string" calcext:value-type="string">
            <text:p>Linienanteil:</text:p>
          </table:table-cell>
          <table:table-cell table:style-name="ce11" table:formula="of:=[.G24]/[.G26]" office:value-type="percentage" office:value="0.367045454545455" calcext:value-type="percentage">
            <text:p>36,7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ssabw. </text:p>
          </table:table-cell>
          <table:table-cell table:style-name="ce11" table:formula="of:=[.C25]/[.C26]" office:value-type="percentage" office:value="0.0296163921134594" calcext:value-type="percentage">
            <text:p>2,96%</text:p>
          </table:table-cell>
          <table:table-cell table:number-columns-repeated="2"/>
          <table:table-cell office:value-type="string" calcext:value-type="string">
            <text:p>Messabw. </text:p>
          </table:table-cell>
          <table:table-cell table:style-name="ce11" table:formula="of:=[.G25]/[.G26]" office:value-type="percentage" office:value="0.0736912323636451" calcext:value-type="percentage">
            <text:p>7,37%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5815" calcext:value-type="float">
            <text:p>1015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5696" calcext:value-type="float">
            <text:p>65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784" calcext:value-type="float">
            <text:p>62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723" calcext:value-type="float">
            <text:p>547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452" calcext:value-type="float">
            <text:p>50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632" calcext:value-type="float">
            <text:p>39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062" calcext:value-type="float">
            <text:p>360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687" calcext:value-type="float">
            <text:p>276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822" calcext:value-type="float">
            <text:p>21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620" calcext:value-type="float">
            <text:p>166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659" calcext:value-type="float">
            <text:p>146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828" calcext:value-type="float">
            <text:p>108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25" calcext:value-type="float">
            <text:p>8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71" calcext:value-type="float">
            <text:p>47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49" calcext:value-type="float">
            <text:p>30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42" calcext:value-type="float">
            <text:p>24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47" calcext:value-type="float">
            <text:p>22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33:.C62])" office:value-type="float" office:value="1440117" calcext:value-type="float">
            <text:p>1440117</text:p>
          </table:table-cell>
          <table:table-cell table:number-columns-repeated="1021"/>
        </table:table-row>
      </table:table>
      <table:table table:name="Messing 10x" table:style-name="ta1">
        <table:shapes>
          <draw:frame draw:z-index="0" draw:style-name="gr1" draw:text-style-name="P1" svg:width="15.72cm" svg:height="7.704cm" svg:x="13.547cm" svg:y="9.455cm">
            <draw:object draw:notify-on-update-of-ranges="'Messing 10x'.A1:'Messing 10x'.A2 'Messing 10x'.A3:'Messing 10x'.A258 'Messing 10x'.B1:'Messing 10x'.B2 'Messing 10x'.B3:'Messing 10x'.B2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62cm" svg:y="0.42cm">
            <draw:object draw:notify-on-update-of-ranges="'Messing 10x'.D1:'Messing 10x'.D2 'Messing 10x'.D3:'Messing 10x'.D258 'Messing 10x'.E1:'Messing 10x'.E2 'Messing 10x'.E3:'Messing 10x'.E2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1. Schritt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2. Schritt</text:p>
          </table:table-cell>
          <table:covered-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722" calcext:value-type="float">
            <text:p>117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573" calcext:value-type="float">
            <text:p>135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982" calcext:value-type="float">
            <text:p>14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8292" calcext:value-type="float">
            <text:p>182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770" calcext:value-type="float">
            <text:p>197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236" calcext:value-type="float">
            <text:p>23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73" calcext:value-type="float">
            <text:p>249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875" calcext:value-type="float">
            <text:p>25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6413" calcext:value-type="float">
            <text:p>264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23" calcext:value-type="float">
            <text:p>27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7016" calcext:value-type="float">
            <text:p>27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53" calcext:value-type="float">
            <text:p>29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715" calcext:value-type="float">
            <text:p>26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51" calcext:value-type="float">
            <text:p>30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113" calcext:value-type="float">
            <text:p>271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7370" calcext:value-type="float">
            <text:p>273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893" calcext:value-type="float">
            <text:p>278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48" calcext:value-type="float">
            <text:p>38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147" calcext:value-type="float">
            <text:p>28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37" calcext:value-type="float">
            <text:p>40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7298" calcext:value-type="float">
            <text:p>272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51" calcext:value-type="float">
            <text:p>445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868" calcext:value-type="float">
            <text:p>268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379" calcext:value-type="float">
            <text:p>263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28" calcext:value-type="float">
            <text:p>482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553" calcext:value-type="float">
            <text:p>255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43" calcext:value-type="float">
            <text:p>52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749" calcext:value-type="float">
            <text:p>247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40" calcext:value-type="float">
            <text:p>554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170" calcext:value-type="float">
            <text:p>241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77" calcext:value-type="float">
            <text:p>56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821" calcext:value-type="float">
            <text:p>238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55" calcext:value-type="float">
            <text:p>60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125" calcext:value-type="float">
            <text:p>23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29" calcext:value-type="float">
            <text:p>672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088" calcext:value-type="float">
            <text:p>230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44" calcext:value-type="float">
            <text:p>694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68" calcext:value-type="float">
            <text:p>74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2903" calcext:value-type="float">
            <text:p>229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2469" calcext:value-type="float">
            <text:p>224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29" calcext:value-type="float">
            <text:p>852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05" calcext:value-type="float">
            <text:p>89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1755" calcext:value-type="float">
            <text:p>217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55" calcext:value-type="float">
            <text:p>9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1637" calcext:value-type="float">
            <text:p>216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633" calcext:value-type="float">
            <text:p>963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374" calcext:value-type="float">
            <text:p>213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0908" calcext:value-type="float">
            <text:p>209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43" calcext:value-type="float">
            <text:p>1034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263" calcext:value-type="float">
            <text:p>202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64" calcext:value-type="float">
            <text:p>107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852" calcext:value-type="float">
            <text:p>108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992" calcext:value-type="float">
            <text:p>189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47" calcext:value-type="float">
            <text:p>1114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8002" calcext:value-type="float">
            <text:p>180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179" calcext:value-type="float">
            <text:p>1117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410" calcext:value-type="float">
            <text:p>114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6335" calcext:value-type="float">
            <text:p>163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98" calcext:value-type="float">
            <text:p>117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33" calcext:value-type="float">
            <text:p>123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047" calcext:value-type="float">
            <text:p>150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471" calcext:value-type="float">
            <text:p>1247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755" calcext:value-type="float">
            <text:p>147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92" calcext:value-type="float">
            <text:p>1289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465" calcext:value-type="float">
            <text:p>144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09" calcext:value-type="float">
            <text:p>1310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875" calcext:value-type="float">
            <text:p>13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09" calcext:value-type="float">
            <text:p>137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715" calcext:value-type="float">
            <text:p>137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51" calcext:value-type="float">
            <text:p>140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539" calcext:value-type="float">
            <text:p>135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240" calcext:value-type="float">
            <text:p>1424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857" calcext:value-type="float">
            <text:p>128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322" calcext:value-type="float">
            <text:p>143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788" calcext:value-type="float">
            <text:p>127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633" calcext:value-type="float">
            <text:p>1463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413" calcext:value-type="float">
            <text:p>124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666" calcext:value-type="float">
            <text:p>1466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716" calcext:value-type="float">
            <text:p>147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71" calcext:value-type="float">
            <text:p>115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945" calcext:value-type="float">
            <text:p>149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353" calcext:value-type="float">
            <text:p>113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69" calcext:value-type="float">
            <text:p>1506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536" calcext:value-type="float">
            <text:p>155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14" calcext:value-type="float">
            <text:p>1581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230" calcext:value-type="float">
            <text:p>1623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571" calcext:value-type="float">
            <text:p>95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205" calcext:value-type="float">
            <text:p>172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327" calcext:value-type="float">
            <text:p>1732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894" calcext:value-type="float">
            <text:p>8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91" calcext:value-type="float">
            <text:p>178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59" calcext:value-type="float">
            <text:p>1805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34" calcext:value-type="float">
            <text:p>1833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031" calcext:value-type="float">
            <text:p>190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208" calcext:value-type="float">
            <text:p>1920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762" calcext:value-type="float">
            <text:p>1976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455" calcext:value-type="float">
            <text:p>204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336" calcext:value-type="float">
            <text:p>2033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483" calcext:value-type="float">
            <text:p>2148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890" calcext:value-type="float">
            <text:p>218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166" calcext:value-type="float">
            <text:p>221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575" calcext:value-type="float">
            <text:p>2357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950" calcext:value-type="float">
            <text:p>239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839" calcext:value-type="float">
            <text:p>248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26" calcext:value-type="float">
            <text:p>2562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082" calcext:value-type="float">
            <text:p>260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126" calcext:value-type="float">
            <text:p>2712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249" calcext:value-type="float">
            <text:p>2824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230" calcext:value-type="float">
            <text:p>2923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413" calcext:value-type="float">
            <text:p>3041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808" calcext:value-type="float">
            <text:p>30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515" calcext:value-type="float">
            <text:p>3251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423" calcext:value-type="float">
            <text:p>3342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876" calcext:value-type="float">
            <text:p>3487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095" calcext:value-type="float">
            <text:p>3609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620" calcext:value-type="float">
            <text:p>3762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759" calcext:value-type="float">
            <text:p>387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081" calcext:value-type="float">
            <text:p>3908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178" calcext:value-type="float">
            <text:p>3917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179" calcext:value-type="float">
            <text:p>3917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958" calcext:value-type="float">
            <text:p>389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923" calcext:value-type="float">
            <text:p>3992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494" calcext:value-type="float">
            <text:p>4049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511" calcext:value-type="float">
            <text:p>4151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3349" calcext:value-type="float">
            <text:p>4334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926" calcext:value-type="float">
            <text:p>4592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989" calcext:value-type="float">
            <text:p>51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342" calcext:value-type="float">
            <text:p>5934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638" calcext:value-type="float">
            <text:p>6863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634" calcext:value-type="float">
            <text:p>106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9751" calcext:value-type="float">
            <text:p>797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797" calcext:value-type="float">
            <text:p>117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077" calcext:value-type="float">
            <text:p>9007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80" calcext:value-type="float">
            <text:p>132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411" calcext:value-type="float">
            <text:p>1034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016" calcext:value-type="float">
            <text:p>150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7905" calcext:value-type="float">
            <text:p>11790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74" calcext:value-type="float">
            <text:p>169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178" calcext:value-type="float">
            <text:p>13417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0381" calcext:value-type="float">
            <text:p>203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020" calcext:value-type="float">
            <text:p>14702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5096" calcext:value-type="float">
            <text:p>250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713" calcext:value-type="float">
            <text:p>1507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422" calcext:value-type="float">
            <text:p>314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252" calcext:value-type="float">
            <text:p>14725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9518" calcext:value-type="float">
            <text:p>395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887" calcext:value-type="float">
            <text:p>13788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0497" calcext:value-type="float">
            <text:p>504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1447" calcext:value-type="float">
            <text:p>1114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4352" calcext:value-type="float">
            <text:p>643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641" calcext:value-type="float">
            <text:p>7464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1950" calcext:value-type="float">
            <text:p>819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431" calcext:value-type="float">
            <text:p>394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546" calcext:value-type="float">
            <text:p>995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495" calcext:value-type="float">
            <text:p>1649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18764" calcext:value-type="float">
            <text:p>1187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01" calcext:value-type="float">
            <text:p>55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4356" calcext:value-type="float">
            <text:p>1343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6061" calcext:value-type="float">
            <text:p>1460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4363" calcext:value-type="float">
            <text:p>1543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2583" calcext:value-type="float">
            <text:p>1525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0633" calcext:value-type="float">
            <text:p>1406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8294" calcext:value-type="float">
            <text:p>1082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6360" calcext:value-type="float">
            <text:p>86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5012" calcext:value-type="float">
            <text:p>550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ahl 10x" table:style-name="ta1">
        <table:shapes>
          <draw:frame draw:z-index="0" draw:style-name="gr1" draw:text-style-name="P1" svg:width="15.999cm" svg:height="7.267cm" svg:x="11.529cm" svg:y="6.189cm">
            <draw:object draw:notify-on-update-of-ranges="'Stahl 10x'.A1:'Stahl 10x'.A2 'Stahl 10x'.A3:'Stahl 10x'.A258 'Stahl 10x'.B1:'Stahl 10x'.B2 'Stahl 10x'.B3:'Stahl 10x'.B2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39cm" svg:height="6.588cm" svg:x="11.4cm" svg:y="0.106cm">
            <draw:object draw:notify-on-update-of-ranges="'Stahl 10x'.D1:'Stahl 10x'.D2 'Stahl 10x'.D3:'Stahl 10x'.D258 'Stahl 10x'.E1:'Stahl 10x'.E2 'Stahl 10x'.E3:'Stahl 10x'.E2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1. Schritt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2. Schritt</text:p>
          </table:table-cell>
          <table:covered-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10" calcext:value-type="float">
            <text:p>29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95" calcext:value-type="float">
            <text:p>34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31" calcext:value-type="float">
            <text:p>383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1" calcext:value-type="float">
            <text:p>461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62" calcext:value-type="float">
            <text:p>50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52" calcext:value-type="float">
            <text:p>58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59" calcext:value-type="float">
            <text:p>58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93" calcext:value-type="float">
            <text:p>59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44" calcext:value-type="float">
            <text:p>604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58" calcext:value-type="float">
            <text:p>62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23" calcext:value-type="float">
            <text:p>63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56" calcext:value-type="float">
            <text:p>705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08" calcext:value-type="float">
            <text:p>72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82" calcext:value-type="float">
            <text:p>758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298" calcext:value-type="float">
            <text:p>8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78" calcext:value-type="float">
            <text:p>76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94" calcext:value-type="float">
            <text:p>80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48" calcext:value-type="float">
            <text:p>80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62" calcext:value-type="float">
            <text:p>81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06" calcext:value-type="float">
            <text:p>86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50" calcext:value-type="float">
            <text:p>895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72" calcext:value-type="float">
            <text:p>89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86" calcext:value-type="float">
            <text:p>898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50" calcext:value-type="float">
            <text:p>905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04" calcext:value-type="float">
            <text:p>90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07" calcext:value-type="float">
            <text:p>8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7" calcext:value-type="float">
            <text:p>83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50" calcext:value-type="float">
            <text:p>845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37" calcext:value-type="float">
            <text:p>823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39" calcext:value-type="float">
            <text:p>81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54" calcext:value-type="float">
            <text:p>83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88" calcext:value-type="float">
            <text:p>82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50" calcext:value-type="float">
            <text:p>845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64" calcext:value-type="float">
            <text:p>85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92" calcext:value-type="float">
            <text:p>839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70" calcext:value-type="float">
            <text:p>857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59" calcext:value-type="float">
            <text:p>855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36" calcext:value-type="float">
            <text:p>833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26" calcext:value-type="float">
            <text:p>822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30" calcext:value-type="float">
            <text:p>82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21" calcext:value-type="float">
            <text:p>782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48" calcext:value-type="float">
            <text:p>77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91" calcext:value-type="float">
            <text:p>80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49" calcext:value-type="float">
            <text:p>764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38" calcext:value-type="float">
            <text:p>743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74" calcext:value-type="float">
            <text:p>727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13" calcext:value-type="float">
            <text:p>75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71" calcext:value-type="float">
            <text:p>737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503" calcext:value-type="float">
            <text:p>75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09" calcext:value-type="float">
            <text:p>760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93" calcext:value-type="float">
            <text:p>739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74" calcext:value-type="float">
            <text:p>73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4" calcext:value-type="float">
            <text:p>72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39" calcext:value-type="float">
            <text:p>723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31" calcext:value-type="float">
            <text:p>74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221" calcext:value-type="float">
            <text:p>722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72" calcext:value-type="float">
            <text:p>747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98" calcext:value-type="float">
            <text:p>729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661" calcext:value-type="float">
            <text:p>766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697" calcext:value-type="float">
            <text:p>86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45" calcext:value-type="float">
            <text:p>76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37" calcext:value-type="float">
            <text:p>79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12" calcext:value-type="float">
            <text:p>831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27" calcext:value-type="float">
            <text:p>872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10" calcext:value-type="float">
            <text:p>901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515" calcext:value-type="float">
            <text:p>95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57" calcext:value-type="float">
            <text:p>99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76" calcext:value-type="float">
            <text:p>1017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54" calcext:value-type="float">
            <text:p>1075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21" calcext:value-type="float">
            <text:p>115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280" calcext:value-type="float">
            <text:p>1228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865" calcext:value-type="float">
            <text:p>108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266" calcext:value-type="float">
            <text:p>1326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267" calcext:value-type="float">
            <text:p>112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608" calcext:value-type="float">
            <text:p>1460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730" calcext:value-type="float">
            <text:p>117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448" calcext:value-type="float">
            <text:p>154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948" calcext:value-type="float">
            <text:p>119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854" calcext:value-type="float">
            <text:p>1685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9" calcext:value-type="float">
            <text:p>125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340" calcext:value-type="float">
            <text:p>1834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806" calcext:value-type="float">
            <text:p>12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719" calcext:value-type="float">
            <text:p>1971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180" calcext:value-type="float">
            <text:p>131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680" calcext:value-type="float">
            <text:p>2168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009" calcext:value-type="float">
            <text:p>140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589" calcext:value-type="float">
            <text:p>2358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584" calcext:value-type="float">
            <text:p>145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085" calcext:value-type="float">
            <text:p>2608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347" calcext:value-type="float">
            <text:p>153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396" calcext:value-type="float">
            <text:p>2839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399" calcext:value-type="float">
            <text:p>3039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742" calcext:value-type="float">
            <text:p>167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357" calcext:value-type="float">
            <text:p>3235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456" calcext:value-type="float">
            <text:p>3445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101" calcext:value-type="float">
            <text:p>3710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706" calcext:value-type="float">
            <text:p>4070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0512" calcext:value-type="float">
            <text:p>205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563" calcext:value-type="float">
            <text:p>4456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1615" calcext:value-type="float">
            <text:p>216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890" calcext:value-type="float">
            <text:p>4889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595" calcext:value-type="float">
            <text:p>5459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5771" calcext:value-type="float">
            <text:p>257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1860" calcext:value-type="float">
            <text:p>6186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8647" calcext:value-type="float">
            <text:p>286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761" calcext:value-type="float">
            <text:p>7076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2031" calcext:value-type="float">
            <text:p>320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2862" calcext:value-type="float">
            <text:p>8286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6248" calcext:value-type="float">
            <text:p>362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6413" calcext:value-type="float">
            <text:p>9641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1089" calcext:value-type="float">
            <text:p>41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480" calcext:value-type="float">
            <text:p>10948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565" calcext:value-type="float">
            <text:p>465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1443" calcext:value-type="float">
            <text:p>1214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2910" calcext:value-type="float">
            <text:p>529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0639" calcext:value-type="float">
            <text:p>13063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0345" calcext:value-type="float">
            <text:p>60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624" calcext:value-type="float">
            <text:p>14062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9636" calcext:value-type="float">
            <text:p>696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3339" calcext:value-type="float">
            <text:p>15333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0612" calcext:value-type="float">
            <text:p>806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170" calcext:value-type="float">
            <text:p>16917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93667" calcext:value-type="float">
            <text:p>936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5511" calcext:value-type="float">
            <text:p>1755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7889" calcext:value-type="float">
            <text:p>1078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5302" calcext:value-type="float">
            <text:p>16530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2050" calcext:value-type="float">
            <text:p>1220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1486" calcext:value-type="float">
            <text:p>15148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6937" calcext:value-type="float">
            <text:p>1369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140" calcext:value-type="float">
            <text:p>13314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0779" calcext:value-type="float">
            <text:p>150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475" calcext:value-type="float">
            <text:p>105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1049" calcext:value-type="float">
            <text:p>1610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783" calcext:value-type="float">
            <text:p>7678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71256" calcext:value-type="float">
            <text:p>1712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718" calcext:value-type="float">
            <text:p>5271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83449" calcext:value-type="float">
            <text:p>1834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211" calcext:value-type="float">
            <text:p>3421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85654" calcext:value-type="float">
            <text:p>1856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724" calcext:value-type="float">
            <text:p>1872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3519" calcext:value-type="float">
            <text:p>1635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29" calcext:value-type="float">
            <text:p>762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9017" calcext:value-type="float">
            <text:p>1190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6650" calcext:value-type="float">
            <text:p>766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5961" calcext:value-type="float">
            <text:p>459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4987" calcext:value-type="float">
            <text:p>249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mm</number:text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 style:data-style-name="N2" text:time-value="11:44:44.7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3:06:18.792000000</meta:creation-date>
    <dc:date>2016-11-24T13:47:52.344000000</dc:date>
    <meta:editing-duration>P1DT21H35M48S</meta:editing-duration>
    <meta:editing-cycles>6</meta:editing-cycles>
    <meta:generator>LibreOffice/4.3.4.1$Windows_x86 LibreOffice_project/bc356b2f991740509f321d70e4512a6a54c5f243</meta:generator>
    <meta:document-statistic meta:table-count="3" meta:cell-count="23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21cm" svg:height="7.705cm" xlink:href=".." xlink:type="simple" chart:class="chart:bar" chart:style-name="ch1">
        <chart:title svg:x="6.904cm" svg:y="0.29cm" chart:style-name="ch2">
          <text:p>1. Schritt</text:p>
        </chart:title>
        <chart:legend chart:legend-position="end" svg:x="12.849cm" svg:y="3.304cm" style:legend-expansion="high" chart:style-name="ch3"/>
        <chart:plot-area chart:style-name="ch4" table:cell-range-address="'Messing 10x'.A1:'Messing 10x'.B258" chart:data-source-has-labels="row" svg:x="0.314cm" svg:y="1.223cm" svg:width="12.221cm" svg:height="6.328cm">
          <chartooo:coordinate-region svg:x="1.676cm" svg:y="1.422cm" svg:width="10.859cm" svg:height="5.2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essing 10x'.A3:'Messing 10x'.A258" chart:label-cell-address="'Messing 10x'.A1:'Messing 10x'.A2" chart:class="chart:bar">
            <chart:data-point chart:repeated="256"/>
          </chart:series>
          <chart:series chart:style-name="ch9" chart:values-cell-range-address="'Messing 10x'.B3:'Messing 10x'.B258" chart:label-cell-address="'Messing 10x'.B1:'Messing 10x'.B2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Schritt GW</text:p>
                <text:list>
                  <text:list-item>
                    <text:p>1. Schritt</text:p>
                  </text:list-item>
                  <text:list-item>
                    <text:p>GW</text:p>
                  </text:list-item>
                </text:list>
                <draw:g>
                  <svg:desc>'Messing 10x'.A1:'Messing 10x'.A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Messing 10x'.B1:'Messing 10x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ing 10x'.A3:'Messing 10x'.A258</svg:desc>
                </draw:g>
              </table:table-cell>
              <table:table-cell office:value-type="float" office:value="0">
                <text:p>0</text:p>
                <draw:g>
                  <svg:desc>'Messing 10x'.B3:'Messing 10x'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905">
                <text:p>8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343">
                <text:p>10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764">
                <text:p>10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798">
                <text:p>11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333">
                <text:p>1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471">
                <text:p>12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892">
                <text:p>128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709">
                <text:p>13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051">
                <text:p>14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240">
                <text:p>142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322">
                <text:p>14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633">
                <text:p>14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666">
                <text:p>14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4716">
                <text:p>147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945">
                <text:p>14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069">
                <text:p>150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536">
                <text:p>15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814">
                <text:p>15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230">
                <text:p>162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6481">
                <text:p>16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7327">
                <text:p>173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7891">
                <text:p>17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031">
                <text:p>19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0455">
                <text:p>20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2166">
                <text:p>22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3575">
                <text:p>23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950">
                <text:p>239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4839">
                <text:p>248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8249">
                <text:p>282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0413">
                <text:p>30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0808">
                <text:p>308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2515">
                <text:p>32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3423">
                <text:p>33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4876">
                <text:p>34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6095">
                <text:p>36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620">
                <text:p>376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8759">
                <text:p>38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9081">
                <text:p>39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9178">
                <text:p>391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9179">
                <text:p>391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8958">
                <text:p>38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9923">
                <text:p>399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0494">
                <text:p>40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1511">
                <text:p>41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5926">
                <text:p>45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1989">
                <text:p>51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9342">
                <text:p>59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8638">
                <text:p>68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9751">
                <text:p>797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0077">
                <text:p>900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3411">
                <text:p>1034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7905">
                <text:p>1179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4178">
                <text:p>134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7020">
                <text:p>1470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0713">
                <text:p>150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7252">
                <text:p>1472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7887">
                <text:p>13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1447">
                <text:p>111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4641">
                <text:p>746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9431">
                <text:p>39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6495">
                <text:p>16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2. Schritt</text:p>
        </chart:title>
        <chart:legend chart:legend-position="end" svg:x="13.128cm" svg:y="3.952cm" style:legend-expansion="high" chart:style-name="ch3"/>
        <chart:plot-area chart:style-name="ch4" table:cell-range-address="'Messing 10x'.D1:'Messing 10x'.E258" chart:data-source-has-labels="row" svg:x="0.32cm" svg:y="1.275cm" svg:width="12.488cm" svg:height="7.545cm">
          <chartooo:coordinate-region svg:x="1.682cm" svg:y="1.474cm" svg:width="11.126cm" svg:height="6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essing 10x'.D3:'Messing 10x'.D258" chart:label-cell-address="'Messing 10x'.D1:'Messing 10x'.D2" chart:class="chart:bar">
            <chart:data-point chart:repeated="256"/>
          </chart:series>
          <chart:series chart:style-name="ch9" chart:values-cell-range-address="'Messing 10x'.E3:'Messing 10x'.E258" chart:label-cell-address="'Messing 10x'.E1:'Messing 10x'.E2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 Schritt GW</text:p>
                <text:list>
                  <text:list-item>
                    <text:p>2. Schritt</text:p>
                  </text:list-item>
                  <text:list-item>
                    <text:p>GW</text:p>
                  </text:list-item>
                </text:list>
                <draw:g>
                  <svg:desc>'Messing 10x'.D1:'Messing 10x'.D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Messing 10x'.E1:'Messing 10x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ing 10x'.D3:'Messing 10x'.D258</svg:desc>
                </draw:g>
              </table:table-cell>
              <table:table-cell office:value-type="float" office:value="0">
                <text:p>0</text:p>
                <draw:g>
                  <svg:desc>'Messing 10x'.E3:'Messing 10x'.E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573">
                <text:p>13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982">
                <text:p>14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770">
                <text:p>197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625">
                <text:p>21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236">
                <text:p>23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6715">
                <text:p>26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7113">
                <text:p>27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7370">
                <text:p>273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7893">
                <text:p>27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8147">
                <text:p>28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7780">
                <text:p>277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7298">
                <text:p>27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6868">
                <text:p>26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6379">
                <text:p>26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553">
                <text:p>25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749">
                <text:p>24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170">
                <text:p>241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821">
                <text:p>238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3125">
                <text:p>2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637">
                <text:p>21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1374">
                <text:p>213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0263">
                <text:p>20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8992">
                <text:p>189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8002">
                <text:p>18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225">
                <text:p>17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685">
                <text:p>15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47">
                <text:p>15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755">
                <text:p>14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465">
                <text:p>144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875">
                <text:p>13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715">
                <text:p>13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539">
                <text:p>135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857">
                <text:p>12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788">
                <text:p>12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479">
                <text:p>10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894">
                <text:p>88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577">
                <text:p>8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634">
                <text:p>10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3280">
                <text:p>13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6974">
                <text:p>169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096">
                <text:p>25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1422">
                <text:p>31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9518">
                <text:p>395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0497">
                <text:p>504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4352">
                <text:p>64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81950">
                <text:p>819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9546">
                <text:p>995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8764">
                <text:p>11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4356">
                <text:p>134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6061">
                <text:p>1460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363">
                <text:p>154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2583">
                <text:p>152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0633">
                <text:p>140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8294">
                <text:p>1082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6360">
                <text:p>863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5012">
                <text:p>55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268cm" xlink:href=".." xlink:type="simple" chart:class="chart:bar" chart:style-name="ch1">
        <chart:legend chart:legend-position="end" svg:x="13.128cm" svg:y="3.086cm" style:legend-expansion="high" chart:style-name="ch2"/>
        <chart:plot-area chart:style-name="ch3" table:cell-range-address="'Stahl 10x'.A1:'Stahl 10x'.B258" chart:data-source-has-labels="row" svg:x="0.334cm" svg:y="-0.086cm" svg:width="15.662cm" svg:height="7.192cm">
          <chartooo:coordinate-region svg:x="1.696cm" svg:y="0.114cm" svg:width="14.299cm" svg:height="6.0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hl 10x'.A3:'Stahl 10x'.A258" chart:label-cell-address="'Stahl 10x'.A1:'Stahl 10x'.A2" chart:class="chart:bar">
            <chart:data-point chart:repeated="256"/>
          </chart:series>
          <chart:series chart:style-name="ch8" chart:values-cell-range-address="'Stahl 10x'.B3:'Stahl 10x'.B258" chart:label-cell-address="'Stahl 10x'.B1:'Stahl 10x'.B2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Schritt GW</text:p>
                <text:list>
                  <text:list-item>
                    <text:p>1. Schritt</text:p>
                  </text:list-item>
                  <text:list-item>
                    <text:p>GW</text:p>
                  </text:list-item>
                </text:list>
                <draw:g>
                  <svg:desc>'Stahl 10x'.A1:'Stahl 10x'.A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Stahl 10x'.B1:'Stahl 10x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hl 10x'.A3:'Stahl 10x'.A258</svg:desc>
                </draw:g>
              </table:table-cell>
              <table:table-cell office:value-type="float" office:value="0">
                <text:p>0</text:p>
                <draw:g>
                  <svg:desc>'Stahl 10x'.B3:'Stahl 10x'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972">
                <text:p>89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986">
                <text:p>8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237">
                <text:p>8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515">
                <text:p>9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521">
                <text:p>11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266">
                <text:p>13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608">
                <text:p>14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5448">
                <text:p>15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54">
                <text:p>168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9719">
                <text:p>197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3589">
                <text:p>235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085">
                <text:p>260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8396">
                <text:p>28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399">
                <text:p>30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2357">
                <text:p>3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4456">
                <text:p>34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7101">
                <text:p>37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0706">
                <text:p>40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4563">
                <text:p>44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4595">
                <text:p>54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1860">
                <text:p>618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0761">
                <text:p>707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2862">
                <text:p>82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6413">
                <text:p>96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9480">
                <text:p>1094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1443">
                <text:p>1214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30639">
                <text:p>1306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0624">
                <text:p>140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3339">
                <text:p>153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69170">
                <text:p>1691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75511">
                <text:p>1755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65302">
                <text:p>165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1486">
                <text:p>151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3140">
                <text:p>133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5475">
                <text:p>105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6783">
                <text:p>76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4211">
                <text:p>34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91cm" svg:height="6.589cm" xlink:href=".." xlink:type="simple" chart:class="chart:bar" chart:style-name="ch1">
        <chart:legend chart:legend-position="end" svg:x="13.519cm" svg:y="2.746cm" style:legend-expansion="high" chart:style-name="ch2"/>
        <chart:plot-area chart:style-name="ch3" table:cell-range-address="'Stahl 10x'.D1:'Stahl 10x'.E258" chart:data-source-has-labels="row" svg:x="0.327cm" svg:y="0.131cm" svg:width="12.865cm" svg:height="6.327cm">
          <chartooo:coordinate-region svg:x="1.689cm" svg:y="0.33cm" svg:width="11.503cm" svg:height="5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hl 10x'.D3:'Stahl 10x'.D258" chart:label-cell-address="'Stahl 10x'.D1:'Stahl 10x'.D2" chart:class="chart:bar">
            <chart:data-point chart:repeated="256"/>
          </chart:series>
          <chart:series chart:style-name="ch8" chart:values-cell-range-address="'Stahl 10x'.E3:'Stahl 10x'.E258" chart:label-cell-address="'Stahl 10x'.E1:'Stahl 10x'.E2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 Schritt GW</text:p>
                <text:list>
                  <text:list-item>
                    <text:p>2. Schritt</text:p>
                  </text:list-item>
                  <text:list-item>
                    <text:p>GW</text:p>
                  </text:list-item>
                </text:list>
                <draw:g>
                  <svg:desc>'Stahl 10x'.D1:'Stahl 10x'.D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Stahl 10x'.E1:'Stahl 10x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hl 10x'.D3:'Stahl 10x'.D258</svg:desc>
                </draw:g>
              </table:table-cell>
              <table:table-cell office:value-type="float" office:value="0">
                <text:p>0</text:p>
                <draw:g>
                  <svg:desc>'Stahl 10x'.E3:'Stahl 10x'.E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79">
                <text:p>8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511">
                <text:p>8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721">
                <text:p>7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802">
                <text:p>7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8463">
                <text:p>8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955">
                <text:p>8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015">
                <text:p>90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764">
                <text:p>97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878">
                <text:p>98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539">
                <text:p>12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806">
                <text:p>12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3180">
                <text:p>13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009">
                <text:p>14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584">
                <text:p>14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6038">
                <text:p>16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306">
                <text:p>18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1615">
                <text:p>21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5771">
                <text:p>257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8647">
                <text:p>286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031">
                <text:p>320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6248">
                <text:p>36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1089">
                <text:p>41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6565">
                <text:p>46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2910">
                <text:p>529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0345">
                <text:p>603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69636">
                <text:p>69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80612">
                <text:p>806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3667">
                <text:p>93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7889">
                <text:p>107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2050">
                <text:p>122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6937">
                <text:p>136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0779">
                <text:p>1507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61049">
                <text:p>1610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71256">
                <text:p>171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3449">
                <text:p>18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85654">
                <text:p>185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63519">
                <text:p>163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19017">
                <text:p>1190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6650">
                <text:p>766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4987">
                <text:p>24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059">
                <text:p>12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